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8.3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0.06pt solid #000000" fo:border-right="none" fo:border-top="0.06pt solid #000000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-bottom="none" fo:border-left="none" fo:border-right="0.06pt solid #000000" fo:border-top="0.06pt solid #000000"/>
    </style:style>
    <style:style style:name="ce9" style:family="table-cell" style:parent-style-name="Default">
      <style:table-cell-properties fo:border-bottom="none" fo:border-left="none" fo:border-right="0.06pt solid #000000" fo:border-top="none"/>
    </style:style>
    <style:style style:name="ce10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2" table:number-columns-repeated="3" table:default-cell-style-name="Default"/>
        <table:table-column table:style-name="co2" table:default-cell-style-name="ce9"/>
        <table:table-row table:style-name="ro1"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panel height</text:p>
          </table:table-cell>
          <table:table-cell table:style-name="Default" office:value-type="float" office:value="128.5" calcext:value-type="float">
            <text:p>128.5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pcb height</text:p>
          </table:table-cell>
          <table:table-cell table:style-name="Default" office:value-type="float" office:value="109" calcext:value-type="float">
            <text:p>109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led diameter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pot diameter</text:p>
          </table:table-cell>
          <table:table-cell table:style-name="Default" office:value-type="float" office:value="6.5" calcext:value-type="float">
            <text:p>6.5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knob diameter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Jack diameter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Switch diameter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panel offset</text:p>
          </table:table-cell>
          <table:table-cell table:style-name="Default" table:formula="of:=(panel_height-pcb_height)/2" office:value-type="float" office:value="9.75" calcext:value-type="float">
            <text:p>9.75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Clock</text:p>
          </table:table-cell>
          <table:table-cell table:style-name="ce5" table:number-columns-repeated="3"/>
          <table:table-cell table:style-name="ce8"/>
        </table:table-row>
        <table:table-row table:style-name="ro1">
          <table:table-cell table:number-columns-repeated="2"/>
          <table:table-cell office:value-type="string" calcext:value-type="string">
            <text:p>offset x</text:p>
          </table:table-cell>
          <table:table-cell office:value-type="float" office:value="19.933" calcext:value-type="float">
            <text:p>19.93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offset y</text:p>
          </table:table-cell>
          <table:table-cell office:value-type="float" office:value="205.21" calcext:value-type="float">
            <text:p>205.2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e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 table:formula="of:=[.E16]+clock_x_offset-(led_diameter/2)" office:value-type="float" office:value="27.433" calcext:value-type="float">
            <text:p>27.43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y</text:p>
          </table:table-cell>
          <table:table-cell office:value-type="float" office:value="102.87" calcext:value-type="float">
            <text:p>102.87</text:p>
          </table:table-cell>
          <table:table-cell table:formula="of:=[.E17]+clock_y_offset+panel_offset-(led_diameter/2)" office:value-type="float" office:value="315.33" calcext:value-type="float">
            <text:p>315.3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te Po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 table:formula="of:=[.E19]+clock_x_offset-(pot_diameter/2)" office:value-type="float" office:value="26.683" calcext:value-type="float">
            <text:p>26.68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y</text:p>
          </table:table-cell>
          <table:table-cell office:value-type="float" office:value="92.71" calcext:value-type="float">
            <text:p>92.71</text:p>
          </table:table-cell>
          <table:table-cell table:formula="of:=[.E20]+clock_y_offset+panel_offset-(pot_diameter/2)" office:value-type="float" office:value="304.42" calcext:value-type="float">
            <text:p>304.4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uty Po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 table:formula="of:=[.E22]+clock_x_offset-(pot_diameter/2)" office:value-type="float" office:value="26.683" calcext:value-type="float">
            <text:p>26.68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y</text:p>
          </table:table-cell>
          <table:table-cell office:value-type="float" office:value="77.35" calcext:value-type="float">
            <text:p>77.35</text:p>
          </table:table-cell>
          <table:table-cell table:formula="of:=[.E23]+clock_y_offset+panel_offset-(pot_diameter/2)" office:value-type="float" office:value="289.06" calcext:value-type="float">
            <text:p>289.0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te Kno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 table:formula="of:=[.E25]+clock_x_offset-(knob_diameter/2)" office:value-type="float" office:value="23.933" calcext:value-type="float">
            <text:p>23.93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y</text:p>
          </table:table-cell>
          <table:table-cell office:value-type="float" office:value="92.71" calcext:value-type="float">
            <text:p>92.71</text:p>
          </table:table-cell>
          <table:table-cell table:formula="of:=[.E26]+clock_y_offset+panel_offset-(knob_diameter/2)" office:value-type="float" office:value="301.67" calcext:value-type="float">
            <text:p>301.6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uty Kno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 table:formula="of:=[.E28]+clock_x_offset-(knob_diameter/2)" office:value-type="float" office:value="23.933" calcext:value-type="float">
            <text:p>23.93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y</text:p>
          </table:table-cell>
          <table:table-cell office:value-type="float" office:value="77.35" calcext:value-type="float">
            <text:p>77.35</text:p>
          </table:table-cell>
          <table:table-cell table:formula="of:=[.E29]+clock_y_offset+panel_offset-(knob_diameter/2)" office:value-type="float" office:value="286.31" calcext:value-type="float">
            <text:p>286.3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ack Ou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 table:formula="of:=[.E31]+clock_x_offset-(jack_diameter/2)" office:value-type="float" office:value="26.933" calcext:value-type="float">
            <text:p>26.933</text:p>
          </table:table-cell>
        </table:table-row>
        <table:table-row table:style-name="ro1">
          <table:table-cell/>
          <table:table-cell table:style-name="ce3"/>
          <table:table-cell table:style-name="ce6"/>
          <table:table-cell table:style-name="ce6" office:value-type="string" calcext:value-type="string">
            <text:p>y</text:p>
          </table:table-cell>
          <table:table-cell table:style-name="ce6" office:value-type="float" office:value="6.35" calcext:value-type="float">
            <text:p>6.35</text:p>
          </table:table-cell>
          <table:table-cell table:style-name="ce10" table:formula="of:=[.E32]+clock_y_offset+panel_offset-(jack_diameter/2)" office:value-type="float" office:value="218.31" calcext:value-type="float">
            <text:p>218.31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Envelope</text:p>
          </table:table-cell>
          <table:table-cell table:style-name="ce5" table:number-columns-repeated="3"/>
          <table:table-cell table:style-name="ce8"/>
        </table:table-row>
        <table:table-row table:style-name="ro1">
          <table:table-cell table:number-columns-repeated="2"/>
          <table:table-cell office:value-type="string" calcext:value-type="string">
            <text:p>offset x</text:p>
          </table:table-cell>
          <table:table-cell office:value-type="float" office:value="49.933" calcext:value-type="float">
            <text:p>49.93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offset y</text:p>
          </table:table-cell>
          <table:table-cell office:value-type="float" office:value="205.21" calcext:value-type="float">
            <text:p>205.2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e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 table:formula="of:=[.E38]+env_x_offset-(led_diameter/2)" office:value-type="float" office:value="57.433" calcext:value-type="float">
            <text:p>57.43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y</text:p>
          </table:table-cell>
          <table:table-cell office:value-type="float" office:value="20" calcext:value-type="float">
            <text:p>20</text:p>
          </table:table-cell>
          <table:table-cell table:formula="of:=[.E39]+env_y_offset+panel_offset-(pot_diameter/2)" office:value-type="float" office:value="231.71" calcext:value-type="float">
            <text:p>231.7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ttack Po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 table:formula="of:=[.E41]+env_x_offset-(led_diameter/2)" office:value-type="float" office:value="57.433" calcext:value-type="float">
            <text:p>57.43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y</text:p>
          </table:table-cell>
          <table:table-cell office:value-type="float" office:value="80" calcext:value-type="float">
            <text:p>80</text:p>
          </table:table-cell>
          <table:table-cell table:formula="of:=[.E42]+env_y_offset+panel_offset-(pot_diameter/2)" office:value-type="float" office:value="291.71" calcext:value-type="float">
            <text:p>291.7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cay Po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 table:formula="of:=[.E44]+env_x_offset-(led_diameter/2)" office:value-type="float" office:value="57.433" calcext:value-type="float">
            <text:p>57.43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y</text:p>
          </table:table-cell>
          <table:table-cell office:value-type="float" office:value="59.69" calcext:value-type="float">
            <text:p>59.69</text:p>
          </table:table-cell>
          <table:table-cell table:formula="of:=[.E45]+env_y_offset+panel_offset-(pot_diameter/2)" office:value-type="float" office:value="271.4" calcext:value-type="float">
            <text:p>271.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ttack Kno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 table:formula="of:=[.E47]+env_x_offset-(knob_diameter/2)" office:value-type="float" office:value="53.933" calcext:value-type="float">
            <text:p>53.93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y</text:p>
          </table:table-cell>
          <table:table-cell office:value-type="float" office:value="80" calcext:value-type="float">
            <text:p>80</text:p>
          </table:table-cell>
          <table:table-cell table:formula="of:=[.E48]+env_y_offset+panel_offset-(knob_diameter/2)" office:value-type="float" office:value="288.96" calcext:value-type="float">
            <text:p>288.9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cay Kno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 table:formula="of:=[.E50]+env_x_offset-(knob_diameter/2)" office:value-type="float" office:value="53.933" calcext:value-type="float">
            <text:p>53.93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y</text:p>
          </table:table-cell>
          <table:table-cell office:value-type="float" office:value="59.69" calcext:value-type="float">
            <text:p>59.69</text:p>
          </table:table-cell>
          <table:table-cell table:formula="of:=[.E51]+env_y_offset+panel_offset-(knob_diameter/2)" office:value-type="float" office:value="268.65" calcext:value-type="float">
            <text:p>268.6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ack Trigger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 table:formula="of:=[.E53]+env_x_offset-(jack_diameter/2)" office:value-type="float" office:value="56.933" calcext:value-type="float">
            <text:p>56.93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y</text:p>
          </table:table-cell>
          <table:table-cell office:value-type="float" office:value="102.87" calcext:value-type="float">
            <text:p>102.87</text:p>
          </table:table-cell>
          <table:table-cell table:formula="of:=[.E54]+env_y_offset+panel_offset-(jack_diameter/2)" office:value-type="float" office:value="314.83" calcext:value-type="float">
            <text:p>314.8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ack Ou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 table:formula="of:=[.E56]+env_x_offset-(jack_diameter/2)" office:value-type="float" office:value="56.933" calcext:value-type="float">
            <text:p>56.933</text:p>
          </table:table-cell>
        </table:table-row>
        <table:table-row table:style-name="ro1">
          <table:table-cell table:number-columns-repeated="2"/>
          <table:table-cell table:style-name="ce7"/>
          <table:table-cell table:style-name="ce7" office:value-type="string" calcext:value-type="string">
            <text:p>y</text:p>
          </table:table-cell>
          <table:table-cell table:style-name="ce7" office:value-type="float" office:value="10.16" calcext:value-type="float">
            <text:p>10.16</text:p>
          </table:table-cell>
          <table:table-cell table:formula="of:=[.E57]+env_y_offset+panel_offset-(jack_diameter/2)" office:value-type="float" office:value="222.12" calcext:value-type="float">
            <text:p>222.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witch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 table:formula="of:=[.E59]+env_x_offset-(switch_diameter/2)" office:value-type="float" office:value="56.933" calcext:value-type="float">
            <text:p>56.933</text:p>
          </table:table-cell>
        </table:table-row>
        <table:table-row table:style-name="ro1">
          <table:table-cell/>
          <table:table-cell table:style-name="ce3"/>
          <table:table-cell table:style-name="ce6"/>
          <table:table-cell table:style-name="ce6" office:value-type="string" calcext:value-type="string">
            <text:p>y</text:p>
          </table:table-cell>
          <table:table-cell table:style-name="ce6" office:value-type="float" office:value="36.83" calcext:value-type="float">
            <text:p>36.83</text:p>
          </table:table-cell>
          <table:table-cell table:formula="of:=[.E60]+env_y_offset+panel_offset-(switch_diameter/2)" office:value-type="float" office:value="248.79" calcext:value-type="float">
            <text:p>248.79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/>
          <table:table-cell table:style-name="ce4" office:value-type="string" calcext:value-type="string">
            <text:p>Filter</text:p>
          </table:table-cell>
          <table:table-cell table:style-name="ce5" table:number-columns-repeated="3"/>
          <table:table-cell table:style-name="ce8"/>
        </table:table-row>
        <table:table-row table:style-name="ro1">
          <table:table-cell table:number-columns-repeated="2"/>
          <table:table-cell office:value-type="string" calcext:value-type="string">
            <text:p>offset x</text:p>
          </table:table-cell>
          <table:table-cell office:value-type="float" office:value="79.933" calcext:value-type="float">
            <text:p>79.93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offset y</text:p>
          </table:table-cell>
          <table:table-cell office:value-type="float" office:value="205.21" calcext:value-type="float">
            <text:p>205.2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ed A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office:value-type="float" office:value="7.62" calcext:value-type="float">
            <text:p>7.62</text:p>
          </table:table-cell>
          <table:table-cell table:formula="of:=[.E66]+lpf_x_offset-(led_diameter/2)" office:value-type="float" office:value="85.053" calcext:value-type="float">
            <text:p>85.05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y</text:p>
          </table:table-cell>
          <table:table-cell office:value-type="float" office:value="24.77" calcext:value-type="float">
            <text:p>24.77</text:p>
          </table:table-cell>
          <table:table-cell table:formula="of:=[.E67]+lpf_y_offset+panel_offset-(led_diameter/2)" office:value-type="float" office:value="237.23" calcext:value-type="float">
            <text:p>237.2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ed 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office:value-type="float" office:value="20.32" calcext:value-type="float">
            <text:p>20.32</text:p>
          </table:table-cell>
          <table:table-cell table:formula="of:=[.E69]+lpf_x_offset-(led_diameter/2)" office:value-type="float" office:value="97.753" calcext:value-type="float">
            <text:p>97.75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y</text:p>
          </table:table-cell>
          <table:table-cell office:value-type="float" office:value="24.77" calcext:value-type="float">
            <text:p>24.77</text:p>
          </table:table-cell>
          <table:table-cell table:formula="of:=[.E70]+lpf_y_offset+panel_offset-(led_diameter/2)" office:value-type="float" office:value="237.23" calcext:value-type="float">
            <text:p>237.2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V Po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office:value-type="float" office:value="6.95" calcext:value-type="float">
            <text:p>6.95</text:p>
          </table:table-cell>
          <table:table-cell table:formula="of:=[.E72]+lpf_x_offset-(pot_diameter/2)" office:value-type="float" office:value="83.633" calcext:value-type="float">
            <text:p>83.63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y</text:p>
          </table:table-cell>
          <table:table-cell office:value-type="float" office:value="102.75" calcext:value-type="float">
            <text:p>102.75</text:p>
          </table:table-cell>
          <table:table-cell table:formula="of:=[.E73]+lpf_y_offset+panel_offset-(pot_diameter/2)" office:value-type="float" office:value="314.46" calcext:value-type="float">
            <text:p>314.4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ut Off Po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office:value-type="float" office:value="14.73" calcext:value-type="float">
            <text:p>14.73</text:p>
          </table:table-cell>
          <table:table-cell table:formula="of:=[.E75]+lpf_x_offset-(pot_diameter/2)" office:value-type="float" office:value="91.413" calcext:value-type="float">
            <text:p>91.41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y</text:p>
          </table:table-cell>
          <table:table-cell office:value-type="float" office:value="86.88" calcext:value-type="float">
            <text:p>86.88</text:p>
          </table:table-cell>
          <table:table-cell table:formula="of:=[.E76]+lpf_y_offset+panel_offset-(pot_diameter/2)" office:value-type="float" office:value="298.59" calcext:value-type="float">
            <text:p>298.5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sonance Po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office:value-type="float" office:value="14.56" calcext:value-type="float">
            <text:p>14.56</text:p>
          </table:table-cell>
          <table:table-cell table:formula="of:=[.E78]+lpf_x_offset-(pot_diameter/2)" office:value-type="float" office:value="91.243" calcext:value-type="float">
            <text:p>91.24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y</text:p>
          </table:table-cell>
          <table:table-cell/>
          <table:table-cell table:formula="of:=[.E79]+lpf_y_offset+panel_offset-(pot_diameter/2)" office:value-type="float" office:value="211.71" calcext:value-type="float">
            <text:p>211.7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V Kno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office:value-type="float" office:value="6.95" calcext:value-type="float">
            <text:p>6.95</text:p>
          </table:table-cell>
          <table:table-cell table:formula="of:=[.E81]+lpf_x_offset-(knob_diameter/2)" office:value-type="float" office:value="80.883" calcext:value-type="float">
            <text:p>80.88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y</text:p>
          </table:table-cell>
          <table:table-cell office:value-type="float" office:value="102.75" calcext:value-type="float">
            <text:p>102.75</text:p>
          </table:table-cell>
          <table:table-cell table:formula="of:=[.E82]+lpf_y_offset+panel_offset-(knob_diameter/2)" office:value-type="float" office:value="311.71" calcext:value-type="float">
            <text:p>311.7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ut Off Kno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office:value-type="float" office:value="14.73" calcext:value-type="float">
            <text:p>14.73</text:p>
          </table:table-cell>
          <table:table-cell table:formula="of:=[.E84]+lpf_x_offset-(knob_diameter/2)" office:value-type="float" office:value="88.663" calcext:value-type="float">
            <text:p>88.66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y</text:p>
          </table:table-cell>
          <table:table-cell office:value-type="float" office:value="86.88" calcext:value-type="float">
            <text:p>86.88</text:p>
          </table:table-cell>
          <table:table-cell table:formula="of:=[.E85]+lpf_y_offset+panel_offset-(knob_diameter/2)" office:value-type="float" office:value="295.84" calcext:value-type="float">
            <text:p>295.8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sonance Kno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office:value-type="float" office:value="14.73" calcext:value-type="float">
            <text:p>14.73</text:p>
          </table:table-cell>
          <table:table-cell table:formula="of:=[.E87]+lpf_x_offset-(knob_diameter/2)" office:value-type="float" office:value="88.663" calcext:value-type="float">
            <text:p>88.66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y</text:p>
          </table:table-cell>
          <table:table-cell office:value-type="float" office:value="53.85" calcext:value-type="float">
            <text:p>53.85</text:p>
          </table:table-cell>
          <table:table-cell table:formula="of:=[.E88]+lpf_y_offset+panel_offset-(knob_diameter/2)" office:value-type="float" office:value="262.81" calcext:value-type="float">
            <text:p>262.8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ack CV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office:value-type="float" office:value="22.99" calcext:value-type="float">
            <text:p>22.99</text:p>
          </table:table-cell>
          <table:table-cell table:formula="of:=[.E90]+lpf_x_offset-(jack_diameter/2)" office:value-type="float" office:value="99.923" calcext:value-type="float">
            <text:p>99.92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y</text:p>
          </table:table-cell>
          <table:table-cell office:value-type="float" office:value="102.75" calcext:value-type="float">
            <text:p>102.75</text:p>
          </table:table-cell>
          <table:table-cell table:formula="of:=[.E91]+lpf_y_offset+panel_offset-(jack_diameter/2)" office:value-type="float" office:value="314.71" calcext:value-type="float">
            <text:p>314.7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ack I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office:value-type="float" office:value="14.73" calcext:value-type="float">
            <text:p>14.73</text:p>
          </table:table-cell>
          <table:table-cell table:formula="of:=[.E93]+lpf_x_offset-(jack_diameter/2)" office:value-type="float" office:value="91.663" calcext:value-type="float">
            <text:p>91.66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y</text:p>
          </table:table-cell>
          <table:table-cell office:value-type="float" office:value="37.47" calcext:value-type="float">
            <text:p>37.47</text:p>
          </table:table-cell>
          <table:table-cell table:formula="of:=[.E94]+lpf_y_offset+panel_offset-(jack_diameter/2)" office:value-type="float" office:value="249.43" calcext:value-type="float">
            <text:p>249.4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ack Ou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office:value-type="float" office:value="14.73" calcext:value-type="float">
            <text:p>14.73</text:p>
          </table:table-cell>
          <table:table-cell table:formula="of:=[.E96]+lpf_x_offset-(jack_diameter/2)" office:value-type="float" office:value="91.663" calcext:value-type="float">
            <text:p>91.663</text:p>
          </table:table-cell>
        </table:table-row>
        <table:table-row table:style-name="ro1">
          <table:table-cell/>
          <table:table-cell table:style-name="ce3"/>
          <table:table-cell table:style-name="ce6"/>
          <table:table-cell table:style-name="ce6" office:value-type="string" calcext:value-type="string">
            <text:p>y</text:p>
          </table:table-cell>
          <table:table-cell table:style-name="ce6" office:value-type="float" office:value="8.26" calcext:value-type="float">
            <text:p>8.26</text:p>
          </table:table-cell>
          <table:table-cell table:style-name="ce10" table:formula="of:=[.E97]+lpf_y_offset+panel_offset-(jack_diameter/2)" office:value-type="float" office:value="220.22" calcext:value-type="float">
            <text:p>220.22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/>
          <table:table-cell table:style-name="ce4" office:value-type="string" calcext:value-type="string">
            <text:p>VCA</text:p>
          </table:table-cell>
          <table:table-cell table:style-name="ce5" table:number-columns-repeated="3"/>
          <table:table-cell table:style-name="ce8"/>
        </table:table-row>
        <table:table-row table:style-name="ro1">
          <table:table-cell table:number-columns-repeated="2"/>
          <table:table-cell office:value-type="string" calcext:value-type="string">
            <text:p>offset x</text:p>
          </table:table-cell>
          <table:table-cell office:value-type="float" office:value="119.933" calcext:value-type="float">
            <text:p>119.93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offset y</text:p>
          </table:table-cell>
          <table:table-cell office:value-type="float" office:value="205.21" calcext:value-type="float">
            <text:p>205.2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V A Po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office:value-type="float" office:value="7.58" calcext:value-type="float">
            <text:p>7.58</text:p>
          </table:table-cell>
          <table:table-cell table:formula="of:=[.E103]+vca_x_offset-(pot_diameter/2)" office:value-type="float" office:value="124.263" calcext:value-type="float">
            <text:p>124.26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y</text:p>
          </table:table-cell>
          <table:table-cell office:value-type="float" office:value="102.75" calcext:value-type="float">
            <text:p>102.75</text:p>
          </table:table-cell>
          <table:table-cell table:formula="of:=[.E104]+vca_y_offset+panel_offset-(pot_diameter/2)" office:value-type="float" office:value="314.46" calcext:value-type="float">
            <text:p>314.4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V B Po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office:value-type="float" office:value="22.18" calcext:value-type="float">
            <text:p>22.18</text:p>
          </table:table-cell>
          <table:table-cell table:formula="of:=[.E106]+vca_x_offset-(pot_diameter/2)" office:value-type="float" office:value="138.863" calcext:value-type="float">
            <text:p>138.86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y</text:p>
          </table:table-cell>
          <table:table-cell office:value-type="float" office:value="102.75" calcext:value-type="float">
            <text:p>102.75</text:p>
          </table:table-cell>
          <table:table-cell table:formula="of:=[.E107]+vca_y_offset+panel_offset-(pot_diameter/2)" office:value-type="float" office:value="314.46" calcext:value-type="float">
            <text:p>314.4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 A Po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office:value-type="float" office:value="7.58" calcext:value-type="float">
            <text:p>7.58</text:p>
          </table:table-cell>
          <table:table-cell table:formula="of:=[.E109]+vca_x_offset-(pot_diameter/2)" office:value-type="float" office:value="124.263" calcext:value-type="float">
            <text:p>124.26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y</text:p>
          </table:table-cell>
          <table:table-cell office:value-type="float" office:value="83.06" calcext:value-type="float">
            <text:p>83.06</text:p>
          </table:table-cell>
          <table:table-cell table:formula="of:=[.E110]+vca_y_offset+panel_offset-(pot_diameter/2)" office:value-type="float" office:value="294.77" calcext:value-type="float">
            <text:p>294.7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 B Po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office:value-type="float" office:value="22.18" calcext:value-type="float">
            <text:p>22.18</text:p>
          </table:table-cell>
          <table:table-cell table:formula="of:=[.E112]+vca_x_offset-(pot_diameter/2)" office:value-type="float" office:value="138.863" calcext:value-type="float">
            <text:p>138.86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y</text:p>
          </table:table-cell>
          <table:table-cell office:value-type="float" office:value="83.06" calcext:value-type="float">
            <text:p>83.06</text:p>
          </table:table-cell>
          <table:table-cell table:formula="of:=[.E113]+vca_y_offset+panel_offset-(pot_diameter/2)" office:value-type="float" office:value="294.77" calcext:value-type="float">
            <text:p>294.7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ol A Po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office:value-type="float" office:value="7.58" calcext:value-type="float">
            <text:p>7.58</text:p>
          </table:table-cell>
          <table:table-cell table:formula="of:=[.E115]+vca_x_offset-(pot_diameter/2)" office:value-type="float" office:value="124.263" calcext:value-type="float">
            <text:p>124.26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y</text:p>
          </table:table-cell>
          <table:table-cell office:value-type="float" office:value="64.02" calcext:value-type="float">
            <text:p>64.02</text:p>
          </table:table-cell>
          <table:table-cell table:formula="of:=[.E116]+vca_y_offset+panel_offset-(pot_diameter/2)" office:value-type="float" office:value="275.73" calcext:value-type="float">
            <text:p>275.7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ol B Po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office:value-type="float" office:value="22.18" calcext:value-type="float">
            <text:p>22.18</text:p>
          </table:table-cell>
          <table:table-cell table:formula="of:=[.E118]+vca_x_offset-(pot_diameter/2)" office:value-type="float" office:value="138.863" calcext:value-type="float">
            <text:p>138.86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y</text:p>
          </table:table-cell>
          <table:table-cell office:value-type="float" office:value="64.02" calcext:value-type="float">
            <text:p>64.02</text:p>
          </table:table-cell>
          <table:table-cell table:formula="of:=[.E119]+vca_y_offset+panel_offset-(pot_diameter/2)" office:value-type="float" office:value="275.73" calcext:value-type="float">
            <text:p>275.7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V A Kno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office:value-type="float" office:value="7.58" calcext:value-type="float">
            <text:p>7.58</text:p>
          </table:table-cell>
          <table:table-cell table:formula="of:=[.E121]+vca_x_offset-(knob_diameter/2)" office:value-type="float" office:value="121.513" calcext:value-type="float">
            <text:p>121.51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y</text:p>
          </table:table-cell>
          <table:table-cell office:value-type="float" office:value="102.75" calcext:value-type="float">
            <text:p>102.75</text:p>
          </table:table-cell>
          <table:table-cell table:formula="of:=[.E122]+vca_y_offset+panel_offset-(knob_diameter/2)" office:value-type="float" office:value="311.71" calcext:value-type="float">
            <text:p>311.7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V B Kno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office:value-type="float" office:value="22.18" calcext:value-type="float">
            <text:p>22.18</text:p>
          </table:table-cell>
          <table:table-cell table:formula="of:=[.E124]+vca_x_offset-(knob_diameter/2)" office:value-type="float" office:value="136.113" calcext:value-type="float">
            <text:p>136.11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y</text:p>
          </table:table-cell>
          <table:table-cell office:value-type="float" office:value="102.75" calcext:value-type="float">
            <text:p>102.75</text:p>
          </table:table-cell>
          <table:table-cell table:formula="of:=[.E125]+vca_y_offset+panel_offset-(knob_diameter/2)" office:value-type="float" office:value="311.71" calcext:value-type="float">
            <text:p>311.7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 A Kno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office:value-type="float" office:value="7.58" calcext:value-type="float">
            <text:p>7.58</text:p>
          </table:table-cell>
          <table:table-cell table:formula="of:=[.E127]+vca_x_offset-(knob_diameter/2)" office:value-type="float" office:value="121.513" calcext:value-type="float">
            <text:p>121.51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y</text:p>
          </table:table-cell>
          <table:table-cell office:value-type="float" office:value="83.06" calcext:value-type="float">
            <text:p>83.06</text:p>
          </table:table-cell>
          <table:table-cell table:formula="of:=[.E128]+vca_y_offset+panel_offset-(knob_diameter/2)" office:value-type="float" office:value="292.02" calcext:value-type="float">
            <text:p>292.0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 B Kno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office:value-type="float" office:value="22.18" calcext:value-type="float">
            <text:p>22.18</text:p>
          </table:table-cell>
          <table:table-cell table:formula="of:=[.E130]+vca_x_offset-(knob_diameter/2)" office:value-type="float" office:value="136.113" calcext:value-type="float">
            <text:p>136.11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y</text:p>
          </table:table-cell>
          <table:table-cell office:value-type="float" office:value="83.06" calcext:value-type="float">
            <text:p>83.06</text:p>
          </table:table-cell>
          <table:table-cell table:formula="of:=[.E131]+vca_y_offset+panel_offset-(knob_diameter/2)" office:value-type="float" office:value="292.02" calcext:value-type="float">
            <text:p>292.0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ol A Kno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office:value-type="float" office:value="7.58" calcext:value-type="float">
            <text:p>7.58</text:p>
          </table:table-cell>
          <table:table-cell table:formula="of:=[.E133]+vca_x_offset-(knob_diameter/2)" office:value-type="float" office:value="121.513" calcext:value-type="float">
            <text:p>121.51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y</text:p>
          </table:table-cell>
          <table:table-cell office:value-type="float" office:value="64.02" calcext:value-type="float">
            <text:p>64.02</text:p>
          </table:table-cell>
          <table:table-cell table:formula="of:=[.E134]+vca_y_offset+panel_offset-(knob_diameter/2)" office:value-type="float" office:value="272.98" calcext:value-type="float">
            <text:p>272.9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ol B Kno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office:value-type="float" office:value="22.18" calcext:value-type="float">
            <text:p>22.18</text:p>
          </table:table-cell>
          <table:table-cell table:formula="of:=[.E136]+vca_x_offset-(knob_diameter/2)" office:value-type="float" office:value="136.113" calcext:value-type="float">
            <text:p>136.11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y</text:p>
          </table:table-cell>
          <table:table-cell office:value-type="float" office:value="64.02" calcext:value-type="float">
            <text:p>64.02</text:p>
          </table:table-cell>
          <table:table-cell table:formula="of:=[.E137]+vca_y_offset+panel_offset-(knob_diameter/2)" office:value-type="float" office:value="272.98" calcext:value-type="float">
            <text:p>272.9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V A Jack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V B Jack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N A Jack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N B Jack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Out A Jack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Out B Jack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6"/>
          <table:table-cell table:style-name="ce6" office:value-type="string" calcext:value-type="string">
            <text:p>y</text:p>
          </table:table-cell>
          <table:table-cell table:style-name="ce6"/>
          <table:table-cell table:style-name="ce10"/>
        </table:table-row>
      </table:table>
      <table:named-expressions>
        <table:named-range table:name="clock_x_offset" table:base-cell-address="$Sheet1.$D$12" table:cell-range-address="$Sheet1.$D$13"/>
        <table:named-range table:name="clock_y_offset" table:base-cell-address="$Sheet1.$D$13" table:cell-range-address="$Sheet1.$D$14"/>
        <table:named-range table:name="env_x_offset" table:base-cell-address="$Sheet1.$D$31" table:cell-range-address="$Sheet1.$D$35"/>
        <table:named-range table:name="env_y_offset" table:base-cell-address="$Sheet1.$D$32" table:cell-range-address="$Sheet1.$D$36"/>
        <table:named-range table:name="jack_diameter" table:base-cell-address="$Sheet1.$B$7" table:cell-range-address="$Sheet1.$B$7"/>
        <table:named-range table:name="knob_diameter" table:base-cell-address="$Sheet1.$B$6" table:cell-range-address="$Sheet1.$B$6"/>
        <table:named-range table:name="led_diameter" table:base-cell-address="$Sheet1.$B$4" table:cell-range-address="$Sheet1.$B$4"/>
        <table:named-range table:name="led_radius" table:base-cell-address="$Sheet1.$B$4" table:cell-range-address="$Sheet1.$B$4"/>
        <table:named-range table:name="lpf_x_offset" table:base-cell-address="$Sheet1.$D$62" table:cell-range-address="$Sheet1.$D$63"/>
        <table:named-range table:name="lpf_y_offset" table:base-cell-address="$Sheet1.$D$63" table:cell-range-address="$Sheet1.$D$64"/>
        <table:named-range table:name="panel_height" table:base-cell-address="$Sheet1.$B$2" table:cell-range-address="$Sheet1.$B$2"/>
        <table:named-range table:name="panel_offset" table:base-cell-address="$Sheet1.$B$9" table:cell-range-address="$Sheet1.$B$10"/>
        <table:named-range table:name="pcb_height" table:base-cell-address="$Sheet1.$B$3" table:cell-range-address="$Sheet1.$B$3"/>
        <table:named-range table:name="pot_diameter" table:base-cell-address="$Sheet1.$B$5" table:cell-range-address="$Sheet1.$B$5"/>
        <table:named-range table:name="switch_diameter" table:base-cell-address="$Sheet1.$B$8" table:cell-range-address="$Sheet1.$B$8"/>
        <table:named-range table:name="vca_x_offset" table:base-cell-address="$Sheet1.$D$100" table:cell-range-address="$Sheet1.$D$100"/>
        <table:named-range table:name="vca_y_offset" table:base-cell-address="$Sheet1.$D$101" table:cell-range-address="$Sheet1.$D$10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1">00/00/0000</text:date>, <text:time style:data-style-name="N2" text:time-value="07:29:20.51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0T11:03:55.877000000</meta:creation-date>
    <meta:generator>LibreOffice/6.1.4.2$Windows_X86_64 LibreOffice_project/9d0f32d1f0b509096fd65e0d4bec26ddd1938fd3</meta:generator>
    <dc:date>2019-08-21T08:09:50.172000000</dc:date>
    <meta:editing-duration>PT2H33M26S</meta:editing-duration>
    <meta:editing-cycles>35</meta:editing-cycles>
    <meta:document-statistic meta:table-count="1" meta:cell-count="312" meta:object-count="0"/>
  </office:meta>
</office:document-meta>
</file>